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3" style:family="graphic" style:parent-style-name="objectwithoutfill">
      <style:graphic-properties svg:stroke-width="0.04cm" svg:stroke-color="#000000" draw:marker-start="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1cm" fo:min-width="0.21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AVL tre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1" draw:id="id1" draw:layer="layout" svg:width="1.5cm" svg:height="1.5cm" svg:x="8.1cm" svg:y="7.30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5cm" svg:height="1.5cm" svg:x="7cm" svg:y="9.8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319cm" svg:y1="8.583cm" svg:x2="7.75cm" svg:y2="9.802cm" draw:start-shape="id1" draw:start-glue-point="7" draw:end-shape="id2" draw:end-glue-point="4" svg:d="M8319 8583l-569 1219" svg:viewBox="0 0 570 1220">
          <text:p/>
        </draw:connector>
        <draw:custom-shape draw:style-name="gr2" draw:text-style-name="P3" xml:id="id3" draw:id="id3" draw:layer="layout" svg:width="1.5cm" svg:height="1.5cm" svg:x="10.199cm" svg:y="5.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418cm" svg:y1="6.381cm" svg:x2="8.85cm" svg:y2="7.302cm" draw:start-shape="id3" draw:start-glue-point="7" draw:end-shape="id1" draw:end-glue-point="4" svg:d="M10418 6381l-1568 921" svg:viewBox="0 0 1569 922">
          <text:p/>
        </draw:connector>
        <draw:connector draw:style-name="gr3" draw:text-style-name="P4" draw:layer="layout" draw:type="line" svg:x1="11.48cm" svg:y1="6.381cm" svg:x2="13.049cm" svg:y2="7.302cm" draw:start-shape="id3" draw:start-glue-point="9" draw:end-shape="id4" draw:end-glue-point="4" svg:d="M11480 6381l1569 921" svg:viewBox="0 0 1570 922">
          <text:p/>
        </draw:connector>
        <draw:custom-shape draw:style-name="gr2" draw:text-style-name="P3" xml:id="id4" draw:id="id4" draw:layer="layout" svg:width="1.5cm" svg:height="1.5cm" svg:x="12.299cm" svg:y="7.30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5cm" svg:height="1.5cm" svg:x="16.502cm" svg:y="7.30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5cm" svg:height="1.5cm" svg:x="18.601cm" svg:y="5.1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8.82cm" svg:y1="6.381cm" svg:x2="17.252cm" svg:y2="7.302cm" draw:start-shape="id5" draw:start-glue-point="7" draw:end-shape="id6" draw:end-glue-point="4" svg:d="M18820 6381l-1568 921" svg:viewBox="0 0 1569 922">
          <text:p/>
        </draw:connector>
        <draw:connector draw:style-name="gr3" draw:text-style-name="P4" draw:layer="layout" draw:type="line" svg:x1="19.882cm" svg:y1="6.381cm" svg:x2="21.451cm" svg:y2="7.302cm" draw:start-shape="id5" draw:start-glue-point="9" draw:end-shape="id7" draw:end-glue-point="4" svg:d="M19882 6381l1569 921" svg:viewBox="0 0 1570 922">
          <text:p/>
        </draw:connector>
        <draw:custom-shape draw:style-name="gr2" draw:text-style-name="P3" xml:id="id7" draw:id="id7" draw:layer="layout" svg:width="1.5cm" svg:height="1.5cm" svg:x="20.701cm" svg:y="7.30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19cm" svg:y1="4.481cm" svg:x2="10.949cm" svg:y2="5.1cm" draw:start-shape="id8" draw:start-glue-point="7" draw:end-shape="id3" draw:end-glue-point="4" svg:d="M14619 4481l-3670 619" svg:viewBox="0 0 3671 620">
          <text:p/>
        </draw:connector>
        <draw:custom-shape draw:style-name="gr2" draw:text-style-name="P3" xml:id="id8" draw:id="id8" draw:layer="layout" svg:width="1.5cm" svg:height="1.5cm" svg:x="14.4cm" svg:y="3.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681cm" svg:y1="4.481cm" svg:x2="19.351cm" svg:y2="5.1cm" draw:start-shape="id8" draw:start-glue-point="9" draw:end-shape="id5" draw:end-glue-point="4" svg:d="M15681 4481l3670 619" svg:viewBox="0 0 3671 620">
          <text:p/>
        </draw:connector>
        <draw:custom-shape draw:style-name="gr4" draw:text-style-name="P1" draw:layer="layout" svg:width="5.5cm" svg:height="1.6cm" svg:x="0cm" svg:y="-2.2cm">
          <text:p text:style-name="P1"><text:span text:style-name="T1">Balance fa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5cm" svg:height="1.5cm" svg:x="15.402cm" svg:y="9.801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6.721cm" svg:y1="8.581cm" svg:x2="16.152cm" svg:y2="9.801cm" draw:end-shape="id9" draw:end-glue-point="4" svg:d="M16721 8581l-569 1220" svg:viewBox="0 0 570 1221">
          <text:p/>
        </draw:connector>
        <draw:custom-shape draw:style-name="gr2" draw:text-style-name="P3" xml:id="id10" draw:id="id10" draw:layer="layout" svg:width="1.5cm" svg:height="1.5cm" svg:x="17.601cm" svg:y="9.801cm">
          <text:p text:style-name="P2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7.783cm" svg:y1="8.581cm" svg:x2="18.352cm" svg:y2="9.801cm" draw:end-shape="id10" draw:end-glue-point="4" svg:d="M17783 8581l569 1220" svg:viewBox="0 0 570 1221">
          <text:p/>
        </draw:connector>
        <draw:custom-shape draw:style-name="gr5" draw:text-style-name="P6" draw:layer="layout" svg:width="0.705cm" svg:height="0.75cm" svg:x="19.089cm" svg:y="10.176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705cm" svg:height="0.75cm" svg:x="14.706cm" svg:y="10.176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705cm" svg:height="0.75cm" svg:x="15.664cm" svg:y="7.677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705cm" svg:height="0.75cm" svg:x="22.368cm" svg:y="7.677cm">
          <text:p text:style-name="P5"><text:span text:style-name="T2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705cm" svg:height="0.75cm" svg:x="20.221cm" svg:y="5.47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1.5cm" svg:x="16.501cm" svg:y="7.302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6.72cm" svg:y1="8.582cm" svg:x2="16.151cm" svg:y2="9.802cm" svg:d="M16720 8582l-569 1220" svg:viewBox="0 0 570 1221">
          <text:p/>
        </draw:connector>
        <draw:custom-shape draw:style-name="gr2" draw:text-style-name="P3" xml:id="id11" draw:id="id11" draw:layer="layout" svg:width="1.5cm" svg:height="1.5cm" svg:x="17.6cm" svg:y="9.801cm">
          <text:p text:style-name="P2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7.782cm" svg:y1="8.582cm" svg:x2="18.351cm" svg:y2="9.801cm" draw:end-shape="id11" draw:end-glue-point="4" svg:d="M17782 8582l569 1219" svg:viewBox="0 0 570 1220">
          <text:p/>
        </draw:connector>
        <draw:custom-shape draw:style-name="gr10" draw:text-style-name="P6" draw:layer="layout" svg:width="0.705cm" svg:height="0.75cm" svg:x="15.663cm" svg:y="7.677cm"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1.5cm" svg:height="1.5cm" svg:x="14.296cm" svg:y="12.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615cm" svg:y1="11.08cm" svg:x2="15.046cm" svg:y2="12.3cm" draw:end-shape="id12" draw:end-glue-point="4" svg:d="M15615 11080l-569 1220" svg:viewBox="0 0 570 1221">
          <text:p/>
        </draw:connector>
        <draw:custom-shape draw:style-name="gr2" draw:text-style-name="P3" xml:id="id13" draw:id="id13" draw:layer="layout" svg:width="1.5cm" svg:height="1.5cm" svg:x="16.495cm" svg:y="12.3cm">
          <text:p text:style-name="P2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6.677cm" svg:y1="11.08cm" svg:x2="17.246cm" svg:y2="12.3cm" draw:end-shape="id13" draw:end-glue-point="4" svg:d="M16677 11080l569 1220" svg:viewBox="0 0 570 1221">
          <text:p/>
        </draw:connector>
        <draw:custom-shape draw:style-name="gr11" draw:text-style-name="P6" draw:layer="layout" svg:width="0.705cm" svg:height="0.75cm" svg:x="17.983cm" svg:y="12.67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705cm" svg:height="0.75cm" svg:x="13.6cm" svg:y="12.67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1.5cm" svg:height="1.5cm" svg:x="21.792cm" svg:y="9.801cm">
          <text:p text:style-name="P2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974cm" svg:y1="8.582cm" svg:x2="22.543cm" svg:y2="9.801cm" draw:end-shape="id14" draw:end-glue-point="4" svg:d="M21974 8582l569 1219" svg:viewBox="0 0 570 1220">
          <text:p/>
        </draw:connector>
        <draw:custom-shape draw:style-name="gr13" draw:text-style-name="P6" draw:layer="layout" svg:width="0.705cm" svg:height="0.75cm" svg:x="23.292cm" svg:y="10.176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705cm" svg:height="0.75cm" svg:x="6.256cm" svg:y="10.137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0.705cm" svg:height="0.75cm" svg:x="6.255cm" svg:y="1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0.705cm" svg:height="0.75cm" svg:x="7.302cm" svg:y="7.677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0.705cm" svg:height="0.75cm" svg:x="7.301cm" svg:y="7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705cm" svg:height="0.75cm" svg:x="13.852cm" svg:y="7.677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0.705cm" svg:height="0.75cm" svg:x="13.851cm" svg:y="7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0.705cm" svg:height="0.75cm" svg:x="9.313cm" svg:y="5.47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0.705cm" svg:height="0.75cm" svg:x="9.429cm" svg:y="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705cm" svg:height="0.75cm" svg:x="16.118cm" svg:y="3.575cm">
          <text:p text:style-name="P5"><text:span text:style-name="T2">+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Rotation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" draw:text-style-name="P1" draw:layer="layout" svg:width="5.5cm" svg:height="1.6cm" svg:x="1.528cm" svg:y="1.516cm">
          <text:p text:style-name="P1"><text:span text:style-name="T1">Righ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24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5cm" svg:height="1.5cm" svg:x="-3.803cm" svg:y="6.435cm">
          <text:p text:style-name="P7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6" draw:layer="layout" svg:width="1.719cm" svg:height="0.75cm" svg:x="10.504cm" svg:y="14.865cm">
          <text:p text:style-name="P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1.719cm" svg:height="0.75cm" svg:x="20.309cm" svg:y="14.865cm">
          <text:p text:style-name="P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xml:id="id15" draw:id="id15" draw:layer="layout" svg:width="1.5cm" svg:height="1.5cm" svg:x="11.91cm" svg:y="5.334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6" draw:id="id16" draw:layer="layout" svg:width="1.5cm" svg:height="1.5cm" svg:x="10.61cm" svg:y="7.835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12.129cm" svg:y1="6.615cm" svg:x2="11.36cm" svg:y2="7.835cm" draw:start-shape="id15" draw:start-glue-point="7" draw:end-shape="id16" draw:end-glue-point="4" svg:d="M12129 6615l-769 1220" svg:viewBox="0 0 770 1221">
            <text:p/>
          </draw:connector>
          <draw:connector draw:style-name="gr3" draw:text-style-name="P4" draw:layer="layout" draw:type="line" svg:x1="13.191cm" svg:y1="6.615cm" svg:x2="13.959cm" svg:y2="7.835cm" draw:start-shape="id15" draw:start-glue-point="9" draw:end-shape="id17" draw:end-glue-point="4" svg:d="M13191 6615l768 1220" svg:viewBox="0 0 769 1221">
            <text:p/>
          </draw:connector>
          <draw:custom-shape draw:style-name="gr2" draw:text-style-name="P3" xml:id="id18" draw:id="id18" draw:layer="layout" svg:width="1.5cm" svg:height="1.5cm" svg:x="9.316cm" svg:y="10.336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10.835cm" svg:y1="9.116cm" svg:x2="10.066cm" svg:y2="10.336cm" draw:end-shape="id18" draw:end-glue-point="4" svg:d="M10835 9116l-769 1220" svg:viewBox="0 0 770 1221">
            <text:p/>
          </draw:connector>
          <draw:connector draw:style-name="gr3" draw:text-style-name="P4" draw:layer="layout" draw:type="line" svg:x1="11.897cm" svg:y1="9.116cm" svg:x2="12.665cm" svg:y2="10.336cm" draw:end-shape="id19" draw:end-glue-point="4" svg:d="M11897 9116l768 1220" svg:viewBox="0 0 769 1221">
            <text:p/>
          </draw:connector>
          <draw:custom-shape draw:style-name="gr25" draw:text-style-name="P8" xml:id="id17" draw:id="id17" draw:layer="layout" svg:width="1.5cm" svg:height="1.5cm" svg:x="13.209cm" svg:y="7.835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19" draw:id="id19" draw:layer="layout" svg:width="1.5cm" svg:height="1.5cm" svg:x="11.915cm" svg:y="10.336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3" draw:text-style-name="P4" draw:layer="layout" draw:type="line" svg:x1="9.536cm" svg:y1="11.617cm" svg:x2="8.767cm" svg:y2="12.837cm" draw:end-shape="id20" draw:end-glue-point="4" svg:d="M9536 11617l-769 1220" svg:viewBox="0 0 770 1221">
            <text:p/>
          </draw:connector>
          <draw:connector draw:style-name="gr3" draw:text-style-name="P4" draw:layer="layout" draw:type="line" svg:x1="10.598cm" svg:y1="11.617cm" svg:x2="11.366cm" svg:y2="12.837cm" draw:end-shape="id21" draw:end-glue-point="4" svg:d="M10598 11617l768 1220" svg:viewBox="0 0 769 1221">
            <text:p/>
          </draw:connector>
          <draw:custom-shape draw:style-name="gr25" draw:text-style-name="P8" xml:id="id21" draw:id="id21" draw:layer="layout" svg:width="1.5cm" svg:height="1.5cm" svg:x="10.616cm" svg:y="12.837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20" draw:id="id20" draw:layer="layout" svg:width="1.5cm" svg:height="1.5cm" svg:x="8.017cm" svg:y="12.837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6" draw:layer="layout" svg:width="0.872cm" svg:height="0.75cm" svg:x="10.806cm" svg:y="5.709cm">
            <text:p text:style-name="P5"><text:span text:style-name="T2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6" draw:layer="layout" svg:width="0.872cm" svg:height="0.75cm" svg:x="9.509cm" svg:y="8.21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xml:id="id22" draw:id="id22" draw:layer="layout" svg:width="1.5cm" svg:height="1.5cm" svg:x="18.319cm" svg:y="8.934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18.538cm" svg:y1="10.215cm" svg:x2="17.969cm" svg:y2="11.435cm" draw:start-shape="id22" draw:start-glue-point="7" svg:d="M18538 10215l-569 1220" svg:viewBox="0 0 570 1221">
            <text:p/>
          </draw:connector>
          <draw:connector draw:style-name="gr3" draw:text-style-name="P4" draw:layer="layout" draw:type="line" svg:x1="19.6cm" svg:y1="10.215cm" svg:x2="20.169cm" svg:y2="11.435cm" draw:start-shape="id22" draw:start-glue-point="9" svg:d="M19600 10215l569 1220" svg:viewBox="0 0 570 1221">
            <text:p/>
          </draw:connector>
          <draw:custom-shape draw:style-name="gr2" draw:text-style-name="P3" xml:id="id23" draw:id="id23" draw:layer="layout" svg:width="1.5cm" svg:height="1.5cm" svg:x="20.418cm" svg:y="6.733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20.637cm" svg:y1="8.014cm" svg:x2="19.069cm" svg:y2="8.934cm" draw:start-shape="id23" draw:start-glue-point="7" draw:end-shape="id22" draw:end-glue-point="4" svg:d="M20637 8014l-1568 920" svg:viewBox="0 0 1569 921">
            <text:p/>
          </draw:connector>
          <draw:connector draw:style-name="gr3" draw:text-style-name="P4" draw:layer="layout" draw:type="line" svg:x1="21.699cm" svg:y1="8.014cm" svg:x2="23.268cm" svg:y2="8.936cm" draw:start-shape="id23" draw:start-glue-point="9" draw:end-shape="id24" draw:end-glue-point="4" svg:d="M21699 8014l1569 922" svg:viewBox="0 0 1570 923">
            <text:p/>
          </draw:connector>
          <draw:custom-shape draw:style-name="gr2" draw:text-style-name="P3" xml:id="id24" draw:id="id24" draw:layer="layout" svg:width="1.5cm" svg:height="1.5cm" svg:x="22.518cm" svg:y="8.936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22.737cm" svg:y1="10.217cm" svg:x2="22.168cm" svg:y2="11.437cm" draw:start-shape="id24" draw:start-glue-point="7" svg:d="M22737 10217l-569 1220" svg:viewBox="0 0 570 1221">
            <text:p/>
          </draw:connector>
          <draw:connector draw:style-name="gr3" draw:text-style-name="P4" draw:layer="layout" draw:type="line" svg:x1="23.799cm" svg:y1="10.217cm" svg:x2="24.368cm" svg:y2="11.437cm" draw:start-shape="id24" draw:start-glue-point="9" svg:d="M23799 10217l569 1220" svg:viewBox="0 0 570 1221">
            <text:p/>
          </draw:connector>
          <draw:custom-shape draw:style-name="gr25" draw:text-style-name="P8" draw:layer="layout" svg:width="1.5cm" svg:height="1.5cm" svg:x="17.219cm" svg:y="11.435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19.418cm" svg:y="11.435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1.418cm" svg:y="11.437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3.617cm" svg:y="11.437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872cm" svg:height="0.75cm" svg:x="19.446cm" svg:y="7.108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custom-shape draw:style-name="gr4" draw:text-style-name="P1" draw:layer="layout" svg:width="5.5cm" svg:height="1.6cm" svg:x="0cm" svg:y="-2.2cm">
          <text:p text:style-name="P1"><text:span text:style-name="T1">Lef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31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5cm" svg:height="1.5cm" svg:x="-3.803cm" svg:y="6.435cm">
          <text:p text:style-name="P7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6" draw:layer="layout" svg:width="1.719cm" svg:height="0.75cm" svg:x="10.504cm" svg:y="14.865cm">
          <text:p text:style-name="P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1.719cm" svg:height="0.75cm" svg:x="20.309cm" svg:y="14.865cm">
          <text:p text:style-name="P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xml:id="id25" draw:id="id25" draw:layer="layout" svg:width="1.5cm" svg:height="1.5cm" svg:x="9.316cm" svg:y="5.334cm">
            <text:p text:style-name="P2">1</text:p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2" draw:text-style-name="P3" xml:id="id26" draw:id="id26" draw:layer="layout" svg:width="1.5cm" svg:height="1.5cm" svg:x="10.616cm" svg:y="7.835cm">
            <text:p text:style-name="P2">2</text:p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onnector draw:style-name="gr3" draw:text-style-name="P4" draw:layer="layout" draw:type="line" svg:x1="10.598cm" svg:y1="6.615cm" svg:x2="11.367cm" svg:y2="7.835cm" draw:start-shape="id25" draw:start-glue-point="7" draw:end-shape="id26" draw:end-glue-point="4" svg:d="M10598 6615l769 1220" svg:viewBox="0 0 770 1221">
            <text:p/>
          </draw:connector>
          <draw:connector draw:style-name="gr3" draw:text-style-name="P4" draw:layer="layout" draw:type="line" svg:x1="9.536cm" svg:y1="6.615cm" svg:x2="8.768cm" svg:y2="7.835cm" draw:start-shape="id25" draw:start-glue-point="9" draw:end-shape="id27" draw:end-glue-point="4" svg:d="M9536 6615l-768 1220" svg:viewBox="0 0 769 1221">
            <text:p/>
          </draw:connector>
          <draw:custom-shape draw:style-name="gr2" draw:text-style-name="P3" xml:id="id28" draw:id="id28" draw:layer="layout" svg:width="1.5cm" svg:height="1.5cm" svg:x="11.91cm" svg:y="10.336cm">
            <text:p text:style-name="P2">3</text:p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onnector draw:style-name="gr3" draw:text-style-name="P4" draw:layer="layout" draw:type="line" svg:x1="11.891cm" svg:y1="9.116cm" svg:x2="12.661cm" svg:y2="10.336cm" draw:end-shape="id28" draw:end-glue-point="4" svg:d="M11891 9116l770 1220" svg:viewBox="0 0 771 1221">
            <text:p/>
          </draw:connector>
          <draw:connector draw:style-name="gr3" draw:text-style-name="P4" draw:layer="layout" draw:type="line" svg:x1="10.829cm" svg:y1="9.116cm" svg:x2="10.062cm" svg:y2="10.336cm" draw:end-shape="id29" draw:end-glue-point="4" svg:d="M10829 9116l-767 1220" svg:viewBox="0 0 768 1221">
            <text:p/>
          </draw:connector>
          <draw:custom-shape draw:style-name="gr25" draw:text-style-name="P8" xml:id="id27" draw:id="id27" draw:layer="layout" svg:width="1.5cm" svg:height="1.5cm" svg:x="8.017cm" svg:y="7.835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29" draw:id="id29" draw:layer="layout" svg:width="1.5cm" svg:height="1.5cm" svg:x="9.311cm" svg:y="10.336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3" draw:text-style-name="P4" draw:layer="layout" draw:type="line" svg:x1="13.19cm" svg:y1="11.617cm" svg:x2="13.96cm" svg:y2="12.837cm" draw:end-shape="id30" draw:end-glue-point="4" svg:d="M13190 11617l770 1220" svg:viewBox="0 0 771 1221">
            <text:p/>
          </draw:connector>
          <draw:connector draw:style-name="gr3" draw:text-style-name="P4" draw:layer="layout" draw:type="line" svg:x1="12.128cm" svg:y1="11.617cm" svg:x2="11.361cm" svg:y2="12.837cm" draw:end-shape="id31" draw:end-glue-point="4" svg:d="M12128 11617l-767 1220" svg:viewBox="0 0 768 1221">
            <text:p/>
          </draw:connector>
          <draw:custom-shape draw:style-name="gr25" draw:text-style-name="P8" xml:id="id31" draw:id="id31" draw:layer="layout" svg:width="1.5cm" svg:height="1.5cm" svg:x="10.61cm" svg:y="12.837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30" draw:id="id30" draw:layer="layout" svg:width="1.5cm" svg:height="1.5cm" svg:x="13.209cm" svg:y="12.837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4" draw:text-style-name="P6" draw:layer="layout" svg:width="0.872cm" svg:height="0.75cm" svg:x="11.048cm" svg:y="5.709cm">
            <text:p text:style-name="P5"><text:span text:style-name="T2">+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6" draw:layer="layout" svg:width="0.872cm" svg:height="0.75cm" svg:x="12.345cm" svg:y="8.21cm">
            <text:p text:style-name="P5"><text:span text:style-name="T2">+1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" draw:text-style-name="P3" xml:id="id32" draw:id="id32" draw:layer="layout" svg:width="1.5cm" svg:height="1.5cm" svg:x="18.319cm" svg:y="8.934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18.538cm" svg:y1="10.215cm" svg:x2="17.969cm" svg:y2="11.435cm" draw:start-shape="id32" draw:start-glue-point="7" svg:d="M18538 10215l-569 1220" svg:viewBox="0 0 570 1221">
            <text:p/>
          </draw:connector>
          <draw:connector draw:style-name="gr3" draw:text-style-name="P4" draw:layer="layout" draw:type="line" svg:x1="19.6cm" svg:y1="10.215cm" svg:x2="20.169cm" svg:y2="11.435cm" draw:start-shape="id32" draw:start-glue-point="9" svg:d="M19600 10215l569 1220" svg:viewBox="0 0 570 1221">
            <text:p/>
          </draw:connector>
          <draw:custom-shape draw:style-name="gr2" draw:text-style-name="P3" xml:id="id33" draw:id="id33" draw:layer="layout" svg:width="1.5cm" svg:height="1.5cm" svg:x="20.418cm" svg:y="6.733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20.637cm" svg:y1="8.014cm" svg:x2="19.069cm" svg:y2="8.934cm" draw:start-shape="id33" draw:start-glue-point="7" draw:end-shape="id32" draw:end-glue-point="4" svg:d="M20637 8014l-1568 920" svg:viewBox="0 0 1569 921">
            <text:p/>
          </draw:connector>
          <draw:connector draw:style-name="gr3" draw:text-style-name="P4" draw:layer="layout" draw:type="line" svg:x1="21.699cm" svg:y1="8.014cm" svg:x2="23.268cm" svg:y2="8.936cm" draw:start-shape="id33" draw:start-glue-point="9" draw:end-shape="id34" draw:end-glue-point="4" svg:d="M21699 8014l1569 922" svg:viewBox="0 0 1570 923">
            <text:p/>
          </draw:connector>
          <draw:custom-shape draw:style-name="gr2" draw:text-style-name="P3" xml:id="id34" draw:id="id34" draw:layer="layout" svg:width="1.5cm" svg:height="1.5cm" svg:x="22.518cm" svg:y="8.936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22.737cm" svg:y1="10.217cm" svg:x2="22.168cm" svg:y2="11.437cm" draw:start-shape="id34" draw:start-glue-point="7" svg:d="M22737 10217l-569 1220" svg:viewBox="0 0 570 1221">
            <text:p/>
          </draw:connector>
          <draw:connector draw:style-name="gr3" draw:text-style-name="P4" draw:layer="layout" draw:type="line" svg:x1="23.799cm" svg:y1="10.217cm" svg:x2="24.368cm" svg:y2="11.437cm" draw:start-shape="id34" draw:start-glue-point="9" svg:d="M23799 10217l569 1220" svg:viewBox="0 0 570 1221">
            <text:p/>
          </draw:connector>
          <draw:custom-shape draw:style-name="gr25" draw:text-style-name="P8" draw:layer="layout" svg:width="1.5cm" svg:height="1.5cm" svg:x="17.219cm" svg:y="11.435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19.418cm" svg:y="11.435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1.418cm" svg:y="11.437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3.617cm" svg:y="11.437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6" draw:layer="layout" svg:width="0.872cm" svg:height="0.75cm" svg:x="19.446cm" svg:y="7.108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" draw:layer="layout" svg:width="5.5cm" svg:height="1.6cm" svg:x="1.528cm" svg:y="1.516cm">
          <text:p text:style-name="P1"><text:span text:style-name="T1">Left rotation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" draw:text-style-name="P1" draw:layer="layout" svg:width="5.5cm" svg:height="1.6cm" svg:x="1.529cm" svg:y="1.493cm">
          <text:p text:style-name="P1"><text:span text:style-name="T1">Left-righ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37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5cm" svg:height="1.5cm" svg:x="-3.803cm" svg:y="6.435cm">
          <text:p text:style-name="P7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719cm" svg:height="0.75cm" svg:x="5.304cm" svg:y="14.865cm">
          <text:p text:style-name="P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719cm" svg:height="0.75cm" svg:x="21.509cm" svg:y="14.865cm">
          <text:p text:style-name="P5"><text:span text:style-name="T2">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5" draw:id="id35" draw:layer="layout" svg:width="1.5cm" svg:height="1.5cm" svg:x="6.71cm" svg:y="5.33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6" draw:id="id36" draw:layer="layout" svg:width="1.5cm" svg:height="1.5cm" svg:x="5.41cm" svg:y="7.83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29cm" svg:y1="6.615cm" svg:x2="6.16cm" svg:y2="7.835cm" draw:start-shape="id35" draw:start-glue-point="7" draw:end-shape="id36" draw:end-glue-point="4" svg:d="M6929 6615l-769 1220" svg:viewBox="0 0 770 1221">
          <text:p/>
        </draw:connector>
        <draw:connector draw:style-name="gr3" draw:text-style-name="P4" draw:layer="layout" draw:type="line" svg:x1="7.991cm" svg:y1="6.615cm" svg:x2="8.759cm" svg:y2="7.835cm" draw:start-shape="id35" draw:start-glue-point="9" draw:end-shape="id37" draw:end-glue-point="4" svg:d="M7991 6615l768 1220" svg:viewBox="0 0 769 1221">
          <text:p/>
        </draw:connector>
        <draw:connector draw:style-name="gr3" draw:text-style-name="P4" draw:layer="layout" draw:type="line" svg:x1="5.635cm" svg:y1="9.116cm" svg:x2="4.866cm" svg:y2="10.336cm" svg:d="M5635 9116l-769 1220" svg:viewBox="0 0 770 1221">
          <text:p/>
        </draw:connector>
        <draw:connector draw:style-name="gr3" draw:text-style-name="P4" draw:layer="layout" draw:type="line" svg:x1="6.697cm" svg:y1="9.116cm" svg:x2="7.465cm" svg:y2="10.336cm" svg:d="M6697 9116l768 1220" svg:viewBox="0 0 769 1221">
          <text:p/>
        </draw:connector>
        <draw:custom-shape draw:style-name="gr25" draw:text-style-name="P8" xml:id="id37" draw:id="id37" draw:layer="layout" svg:width="1.5cm" svg:height="1.5cm" svg:x="8.009cm" svg:y="7.835cm">
          <text:p text:style-name="P7">D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6" draw:layer="layout" svg:width="0.872cm" svg:height="0.75cm" svg:x="5.606cm" svg:y="5.709cm">
          <text:p text:style-name="P5"><text:span text:style-name="T2">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0.872cm" svg:height="0.75cm" svg:x="4.309cm" svg:y="8.21cm">
          <text:p text:style-name="P5"><text:span text:style-name="T2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xml:id="id38" draw:id="id38" draw:layer="layout" svg:width="1.5cm" svg:height="1.5cm" svg:x="19.519cm" svg:y="8.934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19.738cm" svg:y1="10.215cm" svg:x2="19.169cm" svg:y2="11.435cm" draw:start-shape="id38" draw:start-glue-point="7" svg:d="M19738 10215l-569 1220" svg:viewBox="0 0 570 1221">
            <text:p/>
          </draw:connector>
          <draw:connector draw:style-name="gr3" draw:text-style-name="P4" draw:layer="layout" draw:type="line" svg:x1="20.8cm" svg:y1="10.215cm" svg:x2="21.369cm" svg:y2="11.435cm" draw:start-shape="id38" draw:start-glue-point="9" svg:d="M20800 10215l569 1220" svg:viewBox="0 0 570 1221">
            <text:p/>
          </draw:connector>
          <draw:custom-shape draw:style-name="gr2" draw:text-style-name="P3" xml:id="id39" draw:id="id39" draw:layer="layout" svg:width="1.5cm" svg:height="1.5cm" svg:x="21.618cm" svg:y="6.733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21.837cm" svg:y1="8.014cm" svg:x2="20.269cm" svg:y2="8.934cm" draw:start-shape="id39" draw:start-glue-point="7" draw:end-shape="id38" draw:end-glue-point="4" svg:d="M21837 8014l-1568 920" svg:viewBox="0 0 1569 921">
            <text:p/>
          </draw:connector>
          <draw:connector draw:style-name="gr3" draw:text-style-name="P4" draw:layer="layout" draw:type="line" svg:x1="22.899cm" svg:y1="8.014cm" svg:x2="24.468cm" svg:y2="8.936cm" draw:start-shape="id39" draw:start-glue-point="9" draw:end-shape="id40" draw:end-glue-point="4" svg:d="M22899 8014l1569 922" svg:viewBox="0 0 1570 923">
            <text:p/>
          </draw:connector>
          <draw:custom-shape draw:style-name="gr2" draw:text-style-name="P3" xml:id="id40" draw:id="id40" draw:layer="layout" svg:width="1.5cm" svg:height="1.5cm" svg:x="23.718cm" svg:y="8.936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23.937cm" svg:y1="10.217cm" svg:x2="23.368cm" svg:y2="11.437cm" draw:start-shape="id40" draw:start-glue-point="7" svg:d="M23937 10217l-569 1220" svg:viewBox="0 0 570 1221">
            <text:p/>
          </draw:connector>
          <draw:connector draw:style-name="gr3" draw:text-style-name="P4" draw:layer="layout" draw:type="line" svg:x1="24.999cm" svg:y1="10.217cm" svg:x2="25.568cm" svg:y2="11.437cm" draw:start-shape="id40" draw:start-glue-point="9" svg:d="M24999 10217l569 1220" svg:viewBox="0 0 570 1221">
            <text:p/>
          </draw:connector>
          <draw:custom-shape draw:style-name="gr25" draw:text-style-name="P8" draw:layer="layout" svg:width="1.5cm" svg:height="1.5cm" svg:x="18.419cm" svg:y="11.435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0.618cm" svg:y="11.435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2.618cm" svg:y="11.437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4.817cm" svg:y="11.437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2" draw:text-style-name="P6" draw:layer="layout" svg:width="0.872cm" svg:height="0.75cm" svg:x="20.646cm" svg:y="7.108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1.5cm" svg:height="1.5cm" svg:x="6.717cm" svg:y="10.337cm">
          <text:p text:style-name="P2">2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5" draw:text-style-name="P8" draw:layer="layout" svg:width="1.5cm" svg:height="1.5cm" svg:x="4.118cm" svg:y="10.337cm">
          <text:p text:style-name="P7">A</text:p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7.997cm" svg:y1="11.618cm" svg:x2="8.767cm" svg:y2="12.838cm" draw:end-shape="id41" draw:end-glue-point="4" svg:d="M7997 11618l770 1220" svg:viewBox="0 0 771 1221">
          <text:p/>
        </draw:connector>
        <draw:connector draw:style-name="gr3" draw:text-style-name="P4" draw:layer="layout" draw:type="line" svg:x1="6.935cm" svg:y1="11.618cm" svg:x2="6.168cm" svg:y2="12.838cm" draw:end-shape="id42" draw:end-glue-point="4" svg:d="M6935 11618l-767 1220" svg:viewBox="0 0 768 1221">
          <text:p/>
        </draw:connector>
        <draw:custom-shape draw:style-name="gr25" draw:text-style-name="P8" xml:id="id42" draw:id="id42" draw:layer="layout" svg:width="1.5cm" svg:height="1.5cm" svg:x="5.417cm" svg:y="12.838cm">
          <text:p text:style-name="P7">B</text:p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8" xml:id="id41" draw:id="id41" draw:layer="layout" svg:width="1.5cm" svg:height="1.5cm" svg:x="8.016cm" svg:y="12.838cm">
          <text:p text:style-name="P7">C</text:p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6" draw:layer="layout" svg:width="1.719cm" svg:height="0.75cm" svg:x="13.457cm" svg:y="14.856cm">
          <text:p text:style-name="P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xml:id="id43" draw:id="id43" draw:layer="layout" svg:width="1.5cm" svg:height="1.5cm" svg:x="14.863cm" svg:y="5.325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4" draw:id="id44" draw:layer="layout" svg:width="1.5cm" svg:height="1.5cm" svg:x="13.563cm" svg:y="7.826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15.082cm" svg:y1="6.606cm" svg:x2="14.313cm" svg:y2="7.826cm" draw:start-shape="id43" draw:start-glue-point="7" draw:end-shape="id44" draw:end-glue-point="4" svg:d="M15082 6606l-769 1220" svg:viewBox="0 0 770 1221">
            <text:p/>
          </draw:connector>
          <draw:connector draw:style-name="gr3" draw:text-style-name="P4" draw:layer="layout" draw:type="line" svg:x1="16.144cm" svg:y1="6.606cm" svg:x2="16.912cm" svg:y2="7.826cm" draw:start-shape="id43" draw:start-glue-point="9" draw:end-shape="id45" draw:end-glue-point="4" svg:d="M16144 6606l768 1220" svg:viewBox="0 0 769 1221">
            <text:p/>
          </draw:connector>
          <draw:custom-shape draw:style-name="gr2" draw:text-style-name="P3" xml:id="id46" draw:id="id46" draw:layer="layout" svg:width="1.5cm" svg:height="1.5cm" svg:x="12.269cm" svg:y="10.327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13.788cm" svg:y1="9.107cm" svg:x2="13.019cm" svg:y2="10.327cm" draw:end-shape="id46" draw:end-glue-point="4" svg:d="M13788 9107l-769 1220" svg:viewBox="0 0 770 1221">
            <text:p/>
          </draw:connector>
          <draw:connector draw:style-name="gr3" draw:text-style-name="P4" draw:layer="layout" draw:type="line" svg:x1="14.85cm" svg:y1="9.107cm" svg:x2="15.618cm" svg:y2="10.327cm" draw:end-shape="id47" draw:end-glue-point="4" svg:d="M14850 9107l768 1220" svg:viewBox="0 0 769 1221">
            <text:p/>
          </draw:connector>
          <draw:custom-shape draw:style-name="gr25" draw:text-style-name="P8" xml:id="id45" draw:id="id45" draw:layer="layout" svg:width="1.5cm" svg:height="1.5cm" svg:x="16.162cm" svg:y="7.826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47" draw:id="id47" draw:layer="layout" svg:width="1.5cm" svg:height="1.5cm" svg:x="14.868cm" svg:y="10.327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3" draw:text-style-name="P4" draw:layer="layout" draw:type="line" svg:x1="12.489cm" svg:y1="11.608cm" svg:x2="11.72cm" svg:y2="12.828cm" draw:end-shape="id48" draw:end-glue-point="4" svg:d="M12489 11608l-769 1220" svg:viewBox="0 0 770 1221">
            <text:p/>
          </draw:connector>
          <draw:connector draw:style-name="gr3" draw:text-style-name="P4" draw:layer="layout" draw:type="line" svg:x1="13.551cm" svg:y1="11.608cm" svg:x2="14.319cm" svg:y2="12.828cm" draw:end-shape="id49" draw:end-glue-point="4" svg:d="M13551 11608l768 1220" svg:viewBox="0 0 769 1221">
            <text:p/>
          </draw:connector>
          <draw:custom-shape draw:style-name="gr25" draw:text-style-name="P8" xml:id="id49" draw:id="id49" draw:layer="layout" svg:width="1.5cm" svg:height="1.5cm" svg:x="13.569cm" svg:y="12.828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48" draw:id="id48" draw:layer="layout" svg:width="1.5cm" svg:height="1.5cm" svg:x="10.97cm" svg:y="12.828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6" draw:layer="layout" svg:width="0.872cm" svg:height="0.75cm" svg:x="13.759cm" svg:y="5.7cm">
            <text:p text:style-name="P5"><text:span text:style-name="T2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6" draw:layer="layout" svg:width="0.872cm" svg:height="0.75cm" svg:x="12.462cm" svg:y="8.201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draw:custom-shape draw:style-name="gr4" draw:text-style-name="P1" draw:layer="layout" svg:width="5.5cm" svg:height="1.6cm" svg:x="1.529cm" svg:y="1.493cm">
          <text:p text:style-name="P1"><text:span text:style-name="T1">Right-lef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46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5cm" svg:height="1.5cm" svg:x="-3.803cm" svg:y="6.435cm">
          <text:p text:style-name="P7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6" draw:layer="layout" svg:width="1.719cm" svg:height="0.75cm" svg:x="5.304cm" svg:y="14.865cm">
          <text:p text:style-name="P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1.719cm" svg:height="0.75cm" svg:x="21.509cm" svg:y="14.865cm">
          <text:p text:style-name="P5"><text:span text:style-name="T2">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0" draw:id="id50" draw:layer="layout" svg:width="1.5cm" svg:height="1.5cm" svg:x="5.424cm" svg:y="5.334cm">
          <text:p text:style-name="P2">1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xml:id="id51" draw:id="id51" draw:layer="layout" svg:width="1.5cm" svg:height="1.5cm" svg:x="6.724cm" svg:y="7.835cm">
          <text:p text:style-name="P2">3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3" draw:text-style-name="P4" draw:layer="layout" draw:type="line" svg:x1="6.706cm" svg:y1="6.615cm" svg:x2="7.475cm" svg:y2="7.835cm" draw:start-shape="id50" draw:start-glue-point="7" draw:end-shape="id51" draw:end-glue-point="4" svg:d="M6706 6615l769 1220" svg:viewBox="0 0 770 1221">
          <text:p/>
        </draw:connector>
        <draw:connector draw:style-name="gr3" draw:text-style-name="P4" draw:layer="layout" draw:type="line" svg:x1="5.644cm" svg:y1="6.615cm" svg:x2="4.876cm" svg:y2="7.835cm" draw:start-shape="id50" draw:start-glue-point="9" draw:end-shape="id52" draw:end-glue-point="4" svg:d="M5644 6615l-768 1220" svg:viewBox="0 0 769 1221">
          <text:p/>
        </draw:connector>
        <draw:connector draw:style-name="gr3" draw:text-style-name="P4" draw:layer="layout" draw:type="line" svg:x1="7.999cm" svg:y1="9.116cm" svg:x2="8.768cm" svg:y2="10.336cm" svg:d="M7999 9116l769 1220" svg:viewBox="0 0 770 1221">
          <text:p/>
        </draw:connector>
        <draw:connector draw:style-name="gr3" draw:text-style-name="P4" draw:layer="layout" draw:type="line" svg:x1="6.937cm" svg:y1="9.116cm" svg:x2="6.169cm" svg:y2="10.336cm" svg:d="M6937 9116l-768 1220" svg:viewBox="0 0 769 1221">
          <text:p/>
        </draw:connector>
        <draw:custom-shape draw:style-name="gr25" draw:text-style-name="P8" xml:id="id52" draw:id="id52" draw:layer="layout" svg:width="1.5cm" svg:height="1.5cm" svg:x="4.125cm" svg:y="7.835cm">
          <text:p text:style-name="P7">A</text:p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6" draw:layer="layout" svg:width="0.872cm" svg:height="0.75cm" svg:x="7.156cm" svg:y="5.709cm">
          <text:p text:style-name="P5"><text:span text:style-name="T2">+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0" draw:text-style-name="P6" draw:layer="layout" svg:width="0.872cm" svg:height="0.75cm" svg:x="8.453cm" svg:y="8.21cm">
          <text:p text:style-name="P5"><text:span text:style-name="T2">-1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" draw:text-style-name="P3" xml:id="id53" draw:id="id53" draw:layer="layout" svg:width="1.5cm" svg:height="1.5cm" svg:x="19.519cm" svg:y="8.934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19.738cm" svg:y1="10.215cm" svg:x2="19.169cm" svg:y2="11.435cm" draw:start-shape="id53" draw:start-glue-point="7" svg:d="M19738 10215l-569 1220" svg:viewBox="0 0 570 1221">
            <text:p/>
          </draw:connector>
          <draw:connector draw:style-name="gr3" draw:text-style-name="P4" draw:layer="layout" draw:type="line" svg:x1="20.8cm" svg:y1="10.215cm" svg:x2="21.369cm" svg:y2="11.435cm" draw:start-shape="id53" draw:start-glue-point="9" svg:d="M20800 10215l569 1220" svg:viewBox="0 0 570 1221">
            <text:p/>
          </draw:connector>
          <draw:custom-shape draw:style-name="gr2" draw:text-style-name="P3" xml:id="id54" draw:id="id54" draw:layer="layout" svg:width="1.5cm" svg:height="1.5cm" svg:x="21.618cm" svg:y="6.733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21.837cm" svg:y1="8.014cm" svg:x2="20.269cm" svg:y2="8.934cm" draw:start-shape="id54" draw:start-glue-point="7" draw:end-shape="id53" draw:end-glue-point="4" svg:d="M21837 8014l-1568 920" svg:viewBox="0 0 1569 921">
            <text:p/>
          </draw:connector>
          <draw:connector draw:style-name="gr3" draw:text-style-name="P4" draw:layer="layout" draw:type="line" svg:x1="22.899cm" svg:y1="8.014cm" svg:x2="24.468cm" svg:y2="8.936cm" draw:start-shape="id54" draw:start-glue-point="9" draw:end-shape="id55" draw:end-glue-point="4" svg:d="M22899 8014l1569 922" svg:viewBox="0 0 1570 923">
            <text:p/>
          </draw:connector>
          <draw:custom-shape draw:style-name="gr2" draw:text-style-name="P3" xml:id="id55" draw:id="id55" draw:layer="layout" svg:width="1.5cm" svg:height="1.5cm" svg:x="23.718cm" svg:y="8.936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line" svg:x1="23.937cm" svg:y1="10.217cm" svg:x2="23.368cm" svg:y2="11.437cm" draw:start-shape="id55" draw:start-glue-point="7" svg:d="M23937 10217l-569 1220" svg:viewBox="0 0 570 1221">
            <text:p/>
          </draw:connector>
          <draw:connector draw:style-name="gr3" draw:text-style-name="P4" draw:layer="layout" draw:type="line" svg:x1="24.999cm" svg:y1="10.217cm" svg:x2="25.568cm" svg:y2="11.437cm" draw:start-shape="id55" draw:start-glue-point="9" svg:d="M24999 10217l569 1220" svg:viewBox="0 0 570 1221">
            <text:p/>
          </draw:connector>
          <draw:custom-shape draw:style-name="gr25" draw:text-style-name="P8" draw:layer="layout" svg:width="1.5cm" svg:height="1.5cm" svg:x="18.419cm" svg:y="11.435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0.618cm" svg:y="11.435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2.618cm" svg:y="11.437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draw:layer="layout" svg:width="1.5cm" svg:height="1.5cm" svg:x="24.817cm" svg:y="11.437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6" draw:layer="layout" svg:width="0.872cm" svg:height="0.75cm" svg:x="20.646cm" svg:y="7.108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1.5cm" svg:height="1.5cm" svg:x="5.417cm" svg:y="10.337cm">
          <text:p text:style-name="P2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8" draw:layer="layout" svg:width="1.5cm" svg:height="1.5cm" svg:x="8.016cm" svg:y="10.337cm">
          <text:p text:style-name="P7">D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5.637cm" svg:y1="11.618cm" svg:x2="4.868cm" svg:y2="12.838cm" draw:end-shape="id56" draw:end-glue-point="4" svg:d="M5637 11618l-769 1220" svg:viewBox="0 0 770 1221">
          <text:p/>
        </draw:connector>
        <draw:connector draw:style-name="gr3" draw:text-style-name="P4" draw:layer="layout" draw:type="line" svg:x1="6.699cm" svg:y1="11.618cm" svg:x2="7.467cm" svg:y2="12.838cm" draw:end-shape="id57" draw:end-glue-point="4" svg:d="M6699 11618l768 1220" svg:viewBox="0 0 769 1221">
          <text:p/>
        </draw:connector>
        <draw:custom-shape draw:style-name="gr25" draw:text-style-name="P8" xml:id="id57" draw:id="id57" draw:layer="layout" svg:width="1.5cm" svg:height="1.5cm" svg:x="6.717cm" svg:y="12.838cm">
          <text:p text:style-name="P7">C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8" xml:id="id56" draw:id="id56" draw:layer="layout" svg:width="1.5cm" svg:height="1.5cm" svg:x="4.118cm" svg:y="12.838cm">
          <text:p text:style-name="P7">B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6" draw:layer="layout" svg:width="1.719cm" svg:height="0.75cm" svg:x="13.457cm" svg:y="14.856cm">
          <text:p text:style-name="P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xml:id="id58" draw:id="id58" draw:layer="layout" svg:width="1.5cm" svg:height="1.5cm" svg:x="12.269cm" svg:y="5.325cm">
            <text:p text:style-name="P2">1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3" xml:id="id59" draw:id="id59" draw:layer="layout" svg:width="1.5cm" svg:height="1.5cm" svg:x="13.569cm" svg:y="7.826cm">
            <text:p text:style-name="P2">2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3" draw:text-style-name="P4" draw:layer="layout" draw:type="line" svg:x1="13.551cm" svg:y1="6.606cm" svg:x2="14.32cm" svg:y2="7.826cm" draw:start-shape="id58" draw:start-glue-point="7" draw:end-shape="id59" draw:end-glue-point="4" svg:d="M13551 6606l769 1220" svg:viewBox="0 0 770 1221">
            <text:p/>
          </draw:connector>
          <draw:connector draw:style-name="gr3" draw:text-style-name="P4" draw:layer="layout" draw:type="line" svg:x1="12.489cm" svg:y1="6.606cm" svg:x2="11.721cm" svg:y2="7.826cm" draw:start-shape="id58" draw:start-glue-point="9" draw:end-shape="id60" draw:end-glue-point="4" svg:d="M12489 6606l-768 1220" svg:viewBox="0 0 769 1221">
            <text:p/>
          </draw:connector>
          <draw:custom-shape draw:style-name="gr2" draw:text-style-name="P3" xml:id="id61" draw:id="id61" draw:layer="layout" svg:width="1.5cm" svg:height="1.5cm" svg:x="14.863cm" svg:y="10.327cm">
            <text:p text:style-name="P2">3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3" draw:text-style-name="P4" draw:layer="layout" draw:type="line" svg:x1="14.844cm" svg:y1="9.107cm" svg:x2="15.614cm" svg:y2="10.327cm" draw:end-shape="id61" draw:end-glue-point="4" svg:d="M14844 9107l770 1220" svg:viewBox="0 0 771 1221">
            <text:p/>
          </draw:connector>
          <draw:connector draw:style-name="gr3" draw:text-style-name="P4" draw:layer="layout" draw:type="line" svg:x1="13.782cm" svg:y1="9.107cm" svg:x2="13.015cm" svg:y2="10.327cm" draw:end-shape="id62" draw:end-glue-point="4" svg:d="M13782 9107l-767 1220" svg:viewBox="0 0 768 1221">
            <text:p/>
          </draw:connector>
          <draw:custom-shape draw:style-name="gr25" draw:text-style-name="P8" xml:id="id60" draw:id="id60" draw:layer="layout" svg:width="1.5cm" svg:height="1.5cm" svg:x="10.97cm" svg:y="7.826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62" draw:id="id62" draw:layer="layout" svg:width="1.5cm" svg:height="1.5cm" svg:x="12.264cm" svg:y="10.327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3" draw:text-style-name="P4" draw:layer="layout" draw:type="line" svg:x1="16.143cm" svg:y1="11.608cm" svg:x2="16.913cm" svg:y2="12.828cm" draw:end-shape="id63" draw:end-glue-point="4" svg:d="M16143 11608l770 1220" svg:viewBox="0 0 771 1221">
            <text:p/>
          </draw:connector>
          <draw:connector draw:style-name="gr3" draw:text-style-name="P4" draw:layer="layout" draw:type="line" svg:x1="15.081cm" svg:y1="11.608cm" svg:x2="14.314cm" svg:y2="12.828cm" draw:end-shape="id64" draw:end-glue-point="4" svg:d="M15081 11608l-767 1220" svg:viewBox="0 0 768 1221">
            <text:p/>
          </draw:connector>
          <draw:custom-shape draw:style-name="gr25" draw:text-style-name="P8" xml:id="id64" draw:id="id64" draw:layer="layout" svg:width="1.5cm" svg:height="1.5cm" svg:x="13.563cm" svg:y="12.828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63" draw:id="id63" draw:layer="layout" svg:width="1.5cm" svg:height="1.5cm" svg:x="16.162cm" svg:y="12.828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3" draw:text-style-name="P6" draw:layer="layout" svg:width="0.872cm" svg:height="0.75cm" svg:x="14.001cm" svg:y="5.7cm">
            <text:p text:style-name="P5"><text:span text:style-name="T2">+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4" draw:text-style-name="P6" draw:layer="layout" svg:width="0.872cm" svg:height="0.75cm" svg:x="15.298cm" svg:y="8.201cm">
            <text:p text:style-name="P5"><text:span text:style-name="T2">+1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Rotations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2" draw:text-style-name="P3" xml:id="id65" draw:id="id65" draw:layer="layout" svg:width="1.5cm" svg:height="1.5cm" svg:x="8.101cm" svg:y="7.30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6" draw:id="id66" draw:layer="layout" svg:width="1.5cm" svg:height="1.5cm" svg:x="7.001cm" svg:y="9.803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32cm" svg:y1="8.583cm" svg:x2="7.751cm" svg:y2="9.803cm" draw:start-shape="id65" draw:start-glue-point="7" draw:end-shape="id66" draw:end-glue-point="4" svg:d="M8320 8583l-569 1220" svg:viewBox="0 0 570 1221">
          <text:p/>
        </draw:connector>
        <draw:custom-shape draw:style-name="gr2" draw:text-style-name="P3" xml:id="id67" draw:id="id67" draw:layer="layout" svg:width="1.5cm" svg:height="1.5cm" svg:x="9.2cm" svg:y="9.803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382cm" svg:y1="8.583cm" svg:x2="9.951cm" svg:y2="9.803cm" draw:start-shape="id65" draw:start-glue-point="9" draw:end-shape="id67" draw:end-glue-point="4" svg:d="M9382 8583l569 1220" svg:viewBox="0 0 570 1221">
          <text:p/>
        </draw:connector>
        <draw:custom-shape draw:style-name="gr2" draw:text-style-name="P3" xml:id="id68" draw:id="id68" draw:layer="layout" svg:width="1.5cm" svg:height="1.5cm" svg:x="10.2cm" svg:y="5.10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419cm" svg:y1="6.382cm" svg:x2="8.851cm" svg:y2="7.302cm" draw:start-shape="id68" draw:start-glue-point="7" draw:end-shape="id65" draw:end-glue-point="4" svg:d="M10419 6382l-1568 920" svg:viewBox="0 0 1569 921">
          <text:p/>
        </draw:connector>
        <draw:connector draw:style-name="gr3" draw:text-style-name="P4" draw:layer="layout" draw:type="line" svg:x1="11.481cm" svg:y1="6.382cm" svg:x2="13.05cm" svg:y2="7.304cm" draw:start-shape="id68" draw:start-glue-point="9" draw:end-shape="id69" draw:end-glue-point="4" svg:d="M11481 6382l1569 922" svg:viewBox="0 0 1570 923">
          <text:p/>
        </draw:connector>
        <draw:custom-shape draw:style-name="gr2" draw:text-style-name="P3" xml:id="id69" draw:id="id69" draw:layer="layout" svg:width="1.5cm" svg:height="1.5cm" svg:x="12.3cm" svg:y="7.304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0" draw:id="id70" draw:layer="layout" svg:width="1.5cm" svg:height="1.5cm" svg:x="11.2cm" svg:y="9.805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2.519cm" svg:y1="8.585cm" svg:x2="11.95cm" svg:y2="9.805cm" draw:start-shape="id69" draw:start-glue-point="7" draw:end-shape="id70" draw:end-glue-point="4" svg:d="M12519 8585l-569 1220" svg:viewBox="0 0 570 1221">
          <text:p/>
        </draw:connector>
        <draw:custom-shape draw:style-name="gr2" draw:text-style-name="P3" xml:id="id71" draw:id="id71" draw:layer="layout" svg:width="1.5cm" svg:height="1.5cm" svg:x="13.399cm" svg:y="9.805cm">
          <text:p text:style-name="P2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581cm" svg:y1="8.585cm" svg:x2="14.15cm" svg:y2="9.805cm" draw:start-shape="id69" draw:start-glue-point="9" draw:end-shape="id71" draw:end-glue-point="4" svg:d="M13581 8585l569 1220" svg:viewBox="0 0 570 1221">
          <text:p/>
        </draw:connector>
        <draw:custom-shape draw:style-name="gr2" draw:text-style-name="P3" xml:id="id72" draw:id="id72" draw:layer="layout" svg:width="1.5cm" svg:height="1.5cm" svg:x="16.503cm" svg:y="7.303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3" draw:id="id73" draw:layer="layout" svg:width="1.5cm" svg:height="1.5cm" svg:x="15.403cm" svg:y="9.804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6.722cm" svg:y1="8.584cm" svg:x2="16.153cm" svg:y2="9.804cm" draw:start-shape="id72" draw:start-glue-point="7" draw:end-shape="id73" draw:end-glue-point="4" svg:d="M16722 8584l-569 1220" svg:viewBox="0 0 570 1221">
          <text:p/>
        </draw:connector>
        <draw:custom-shape draw:style-name="gr2" draw:text-style-name="P3" xml:id="id74" draw:id="id74" draw:layer="layout" svg:width="1.5cm" svg:height="1.5cm" svg:x="18.602cm" svg:y="5.10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8.821cm" svg:y1="6.383cm" svg:x2="17.253cm" svg:y2="7.303cm" draw:start-shape="id74" draw:start-glue-point="7" draw:end-shape="id72" draw:end-glue-point="4" svg:d="M18821 6383l-1568 920" svg:viewBox="0 0 1569 921">
          <text:p/>
        </draw:connector>
        <draw:connector draw:style-name="gr3" draw:text-style-name="P4" draw:layer="layout" draw:type="line" svg:x1="19.883cm" svg:y1="6.383cm" svg:x2="21.452cm" svg:y2="7.305cm" draw:start-shape="id74" draw:start-glue-point="9" draw:end-shape="id75" draw:end-glue-point="4" svg:d="M19883 6383l1569 922" svg:viewBox="0 0 1570 923">
          <text:p/>
        </draw:connector>
        <draw:custom-shape draw:style-name="gr2" draw:text-style-name="P3" xml:id="id75" draw:id="id75" draw:layer="layout" svg:width="1.5cm" svg:height="1.5cm" svg:x="20.702cm" svg:y="7.305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2cm" svg:y1="4.482cm" svg:x2="10.95cm" svg:y2="5.101cm" draw:start-shape="id76" draw:start-glue-point="7" draw:end-shape="id68" draw:end-glue-point="4" svg:d="M14620 4482l-3670 619" svg:viewBox="0 0 3671 620">
          <text:p/>
        </draw:connector>
        <draw:custom-shape draw:style-name="gr2" draw:text-style-name="P3" xml:id="id76" draw:id="id76" draw:layer="layout" svg:width="1.5cm" svg:height="1.5cm" svg:x="14.401cm" svg:y="3.20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682cm" svg:y1="4.482cm" svg:x2="19.352cm" svg:y2="5.102cm" draw:start-shape="id76" draw:start-glue-point="9" draw:end-shape="id74" draw:end-glue-point="4" svg:d="M15682 4482l3670 620" svg:viewBox="0 0 3671 621">
          <text:p/>
        </draw:connector>
        <draw:custom-shape draw:style-name="gr2" draw:text-style-name="P3" xml:id="id77" draw:id="id77" draw:layer="layout" svg:width="1.5cm" svg:height="1.5cm" svg:x="17.602cm" svg:y="9.802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7.784cm" svg:y1="8.582cm" svg:x2="18.353cm" svg:y2="9.802cm" draw:end-shape="id77" draw:end-glue-point="4" svg:d="M17784 8582l569 1220" svg:viewBox="0 0 570 1221">
          <text:p/>
        </draw:connector>
        <draw:custom-shape draw:style-name="gr2" draw:text-style-name="P3" xml:id="id78" draw:id="id78" draw:layer="layout" svg:width="1.5cm" svg:height="1.5cm" svg:x="19.602cm" svg:y="9.80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921cm" svg:y1="8.584cm" svg:x2="20.352cm" svg:y2="9.804cm" draw:end-shape="id78" draw:end-glue-point="4" svg:d="M20921 8584l-569 1220" svg:viewBox="0 0 570 1221">
          <text:p/>
        </draw:connector>
        <draw:custom-shape draw:style-name="gr2" draw:text-style-name="P3" xml:id="id79" draw:id="id79" draw:layer="layout" svg:width="1.5cm" svg:height="1.5cm" svg:x="21.801cm" svg:y="9.804cm">
          <text:p text:style-name="P2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983cm" svg:y1="8.584cm" svg:x2="22.552cm" svg:y2="9.804cm" draw:end-shape="id79" draw:end-glue-point="4" svg:d="M21983 8584l569 1220" svg:viewBox="0 0 570 122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3T19:16:25.124000000</dc:date>
    <meta:editing-duration>P2DT8H19M20S</meta:editing-duration>
    <meta:editing-cycles>159</meta:editing-cycles>
    <meta:generator>LibreOffice/6.4.5.2$Windows_X86_64 LibreOffice_project/a726b36747cf2001e06b58ad5db1aa3a9a1872d6</meta:generator>
    <meta:document-statistic meta:object-count="265"/>
  </office:meta>
</office:document-meta>
</file>